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biMessageExchangeEventRouter.onJbiMessageExchange( MessageExchange mex )</text:p>
          </table:table-cell>
          <table:table-cell office:value-type="float" office:value="8">
            <text:p text:style-name="Table_20_Contents">8</text:p>
          </table:table-cell>
          <table:table-cell office:value-type="float" office:value="3">
            <text:p text:style-name="Table_20_Contents">3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JbiMessageExchangeEventRouter.JbiMessageExchangeEventRouter( OdeContext 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